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  <style:text-properties style:font-name="Arial"/>
    </style:style>
    <style:style style:name="P2" style:family="paragraph" style:parent-style-name="Standard">
      <style:paragraph-properties fo:margin-left="0in" fo:margin-right="0in" fo:line-height="200%" fo:text-indent="0.5in" style:auto-text-indent="false"/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Standard">
      <style:paragraph-properties fo:line-height="100%"/>
      <style:text-properties style:font-name="Arial"/>
    </style:style>
    <style:style style:name="P5" style:family="paragraph" style:parent-style-name="Standard" style:list-style-name="L1">
      <style:paragraph-properties fo:line-height="100%"/>
      <style:text-properties style:font-name="Arial"/>
    </style:style>
    <style:style style:name="P6" style:family="paragraph" style:parent-style-name="Standard">
      <style:paragraph-properties fo:line-height="200%"/>
      <style:text-properties style:font-name="Arial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 style:list-style-name="L5">
      <style:paragraph-properties fo:line-height="200%"/>
    </style:style>
    <style:style style:name="P9" style:family="paragraph" style:parent-style-name="Standard">
      <style:paragraph-properties fo:margin-left="0in" fo:margin-right="0in" fo:line-height="200%" fo:text-indent="0.5in" style:auto-text-indent="false"/>
      <style:text-properties style:font-name="Arial"/>
    </style:style>
    <style:style style:name="P10" style:family="paragraph" style:parent-style-name="Standard">
      <style:paragraph-properties fo:margin-left="0in" fo:margin-right="0in" fo:line-height="200%" fo:text-indent="0in" style:auto-text-indent="false"/>
      <style:text-properties style:font-name="Arial"/>
    </style:style>
    <style:style style:name="P11" style:family="paragraph" style:parent-style-name="Table_20_Contents"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ilities</text:p>
      <text:p text:style-name="P1">Currently there are 3 types of abilities: special abilities, weapon based abilities, and class abilities.</text:p>
      <text:p text:style-name="P7"><text:span text:style-name="T1">These are the following classes:</text:span></text:p>
      <text:list xml:id="list387937146" text:style-name="L5">
        <text:list-item>
          <text:p text:style-name="P8"><text:span text:style-name="T1">Knight (Focus on fighting with some magic to protect and cause slight harm. Can release vigor to cause boons or call corruption to cause harm. Works like a -100 to 100 scale. At -100, Knight is corrupted, does more damage. At 100, takes less damage.)</text:span></text:p>
        </text:list-item>
        <text:list-item>
          <text:p text:style-name="P8"><text:span text:style-name="T1">Rogue (Focus on evading enemies through stealth and distraction. Can vanish and go out with a bang: upon vanishing and coming out of vanish, an ability is more effective.)</text:span></text:p>
        </text:list-item>
        <text:list-item>
          <text:p text:style-name="P8"><text:span text:style-name="T1">Druid (Focus on nature. Mix of traditional hunter and druid. Uses lots of over-time abilities. Can bloom over-timers for a special effect.)</text:span></text:p>
        </text:list-item>
        <text:list-item>
          <text:p text:style-name="P8"><text:span text:style-name="T1">Illusionist (Focus on creating illusions to do damage. Also blinking and maneuvering around with spells. Explode illusions.)</text:span></text:p>
        </text:list-item>
        <text:list-item>
          <text:p text:style-name="P8"><text:span text:style-name="T1">Elementalist (Focus on spells to do direct damage. Also element swapping: can pick an element to influence abilities.)</text:span></text:p>
        </text:list-item>
      </text:list>
      <text:p text:style-name="P1">For a detailed description of each class, see its respective writeup.</text:p>
      <text:p text:style-name="P1">Weapon abilities are based on type of the weapon and the class using it.</text:p>
      <text:p text:style-name="P1">Weapon types:</text:p>
      <text:list xml:id="list883364329" text:style-name="L1">
        <text:list-item>
          <text:p text:style-name="P5">Swords, axes 2h (Knight, Druid)</text:p>
        </text:list-item>
        <text:list-item>
          <text:p text:style-name="P5">Swords, axes 1h (Rogue, Elementalist)</text:p>
        </text:list-item>
        <text:list-item>
          <text:p text:style-name="P5">Daggers 1h (Rogue, Illusionist)</text:p>
        </text:list-item>
      </text:list>
      <text:p text:style-name="P4"/>
      <text:list xml:id="list806578030" text:continue-numbering="true" text:style-name="L1">
        <text:list-item>
          <text:p text:style-name="P5">Bows 2h (Knight, Rogue, Druid)</text:p>
        </text:list-item>
        <text:list-item>
          <text:p text:style-name="P5">Rifles 2h (Knight, Druid)</text:p>
        </text:list-item>
        <text:list-item>
          <text:p text:style-name="P5">Pistols 1h (Rogue, Illusionist)</text:p>
        </text:list-item>
      </text:list>
      <text:p text:style-name="P4"/>
      <text:list xml:id="list191239636" text:continue-numbering="true" text:style-name="L1">
        <text:list-item>
          <text:p text:style-name="P5">Staves 2h (Knight, Druid, Illusionist, Elementalist)</text:p>
        </text:list-item>
        <text:list-item>
          <text:p text:style-name="P5">Wands 1h (Illusionist, Elementalist)</text:p>
        </text:list-item>
        <text:list-item>
          <text:p text:style-name="P5">Relics 1h (Illusionist, Elementalist)</text:p>
        </text:list-item>
      </text:list>
      <text:p text:style-name="P1"/>
      <text:p text:style-name="P2"><text:soft-page-break/>Each 2 handed weapon has 4 abilities. All one-handed weapons also have 4 abilities. There are 2 main hand abilities and 2 off hand abilities for each one handed weapon. A character can use the same weapon type in both hands.</text:p>
      <text:p text:style-name="P2">The character can choose only 4 class abilities from 15-20 per class.</text:p>
      <text:p text:style-name="P2">Weapon and class abilities are enhanced by traits explained in traits.odt.</text:p>
      <text:p text:style-name="P2">Abilities may apply a condition or enhancement. Statuses stack based on duration or intensity.</text:p>
      <text:p text:style-name="P2">Cripple stacks based on duration. If a target is crippled twice, the target will be crippled for the combined duration of both abilities that crippled the target.</text:p>
      <text:p text:style-name="P2">Bleeding stacks based on intensity. If a target is rended twice, the target will receive more bleeding damage.</text:p>
      <text:p text:style-name="P2">Enhancem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tection</text:p>
          </table:table-cell>
          <table:table-cell table:style-name="Table1.B1" office:value-type="string">
            <text:p text:style-name="P3">Decreases damage taken by 50%. Stacks in duration.</text:p>
          </table:table-cell>
        </table:table-row>
        <table:table-row>
          <table:table-cell table:style-name="Table1.A2" office:value-type="string">
            <text:p text:style-name="P3">Power</text:p>
          </table:table-cell>
          <table:table-cell table:style-name="Table1.B2" office:value-type="string">
            <text:p text:style-name="P3">Increases damage done by 20%. Stacks in duration.</text:p>
          </table:table-cell>
        </table:table-row>
        <table:table-row>
          <table:table-cell table:style-name="Table1.A2" office:value-type="string">
            <text:p text:style-name="P3">Speed</text:p>
          </table:table-cell>
          <table:table-cell table:style-name="Table1.B2" office:value-type="string">
            <text:p text:style-name="P3">Increases speed by 50%. Stacks in duration.</text:p>
          </table:table-cell>
        </table:table-row>
        <table:table-row>
          <table:table-cell table:style-name="Table1.A2" office:value-type="string">
            <text:p text:style-name="P3">Regeneration</text:p>
          </table:table-cell>
          <table:table-cell table:style-name="Table1.B2" office:value-type="string">
            <text:p text:style-name="P3">Grants healing 3% HP each turn. Stacks in intensity.</text:p>
          </table:table-cell>
        </table:table-row>
        <table:table-row>
          <table:table-cell table:style-name="Table1.A2" office:value-type="string">
            <text:p text:style-name="P3">Fury</text:p>
          </table:table-cell>
          <table:table-cell table:style-name="Table1.B2" office:value-type="string">
            <text:p text:style-name="P3">Increases critical chance by ((100% - current chance) / 2). Stacks in duration.</text:p>
          </table:table-cell>
        </table:table-row>
        <table:table-row>
          <table:table-cell table:style-name="Table1.A2" office:value-type="string">
            <text:p text:style-name="P3">Reflection</text:p>
          </table:table-cell>
          <table:table-cell table:style-name="Table1.B2" office:value-type="string">
            <text:p text:style-name="P3">Returns damage to enemy. Stacks in number of charges.</text:p>
          </table:table-cell>
        </table:table-row>
      </table:table>
      <text:p text:style-name="P2"/>
      <text:p text:style-name="P2">Conditi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Bleeding</text:p>
          </table:table-cell>
          <table:table-cell table:style-name="Table2.B1" office:value-type="string">
            <text:p text:style-name="P3">Damage over time. Stacks in intensity.</text:p>
          </table:table-cell>
        </table:table-row>
        <table:table-row>
          <table:table-cell table:style-name="Table2.A2" office:value-type="string">
            <text:p text:style-name="P3">Weakness</text:p>
          </table:table-cell>
          <table:table-cell table:style-name="Table2.B2" office:value-type="string">
            <text:p text:style-name="P3">Decreases damage done by 30%. Stacks in duration.</text:p>
          </table:table-cell>
        </table:table-row>
        <table:table-row>
          <table:table-cell table:style-name="Table2.A2" office:value-type="string">
            <text:p text:style-name="P3">Fear</text:p>
          </table:table-cell>
          <table:table-cell table:style-name="Table2.B2" office:value-type="string">
            <text:p text:style-name="P3">Can't attack, can still move. Stacks in duration.</text:p>
          </table:table-cell>
        </table:table-row>
        <table:table-row>
          <table:table-cell table:style-name="Table2.A2" office:value-type="string">
            <text:p text:style-name="P3">Burning</text:p>
          </table:table-cell>
          <table:table-cell table:style-name="Table2.B2" office:value-type="string">
            <text:p text:style-name="P3">Damage over time. Stacks in duration.</text:p>
          </table:table-cell>
        </table:table-row>
        <text:soft-page-break/>
        <table:table-row>
          <table:table-cell table:style-name="Table2.A2" office:value-type="string">
            <text:p text:style-name="P3">Crippled</text:p>
          </table:table-cell>
          <table:table-cell table:style-name="Table2.B2" office:value-type="string">
            <text:p text:style-name="P3">Move twice as slow. Stacks in duration.</text:p>
          </table:table-cell>
        </table:table-row>
        <table:table-row>
          <table:table-cell table:style-name="Table2.A2" office:value-type="string">
            <text:p text:style-name="P3">Concussed</text:p>
          </table:table-cell>
          <table:table-cell table:style-name="Table2.B2" office:value-type="string">
            <text:p text:style-name="P3">Can't attack or move. Stacks in duration.</text:p>
          </table:table-cell>
        </table:table-row>
        <table:table-row>
          <table:table-cell table:style-name="Table2.A2" office:value-type="string">
            <text:p text:style-name="P3">Confused</text:p>
          </table:table-cell>
          <table:table-cell table:style-name="Table2.B2" office:value-type="string">
            <text:p text:style-name="P3">Damage self when attacking. Stacks in intensity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17T18:36:02</meta:creation-date>
    <meta:generator>LibreOffice/3.5$Linux_X86_64 LibreOffice_project/350m1$Build-2</meta:generator>
    <dc:date>2013-03-24T01:25:32</dc:date>
    <dc:creator>Hooch </dc:creator>
    <meta:editing-duration>P1DT6H3M32S</meta:editing-duration>
    <meta:editing-cycles>61</meta:editing-cycles>
    <meta:document-statistic meta:table-count="2" meta:image-count="0" meta:object-count="0" meta:page-count="3" meta:paragraph-count="54" meta:word-count="475" meta:character-count="2922" meta:non-whitespace-character-count="2515"/>
  </office:meta>
</office:document-meta>
</file>